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top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4.29683333333333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4.826cm"/>
    </style:style>
    <style:style style:name="co7" style:family="table-column">
      <style:table-column-properties fo:break-before="auto" style:column-width="4.95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7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number-columns-spanned="7" table:number-rows-spanned="1" table:style-name="ce2">
            <text:p>Canevas Post-déploiement de la plateforme TANSIK au niveau</text:p>
          </table:table-cell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number-columns-spanned="3" table:number-rows-spanned="1" table:style-name="ce2">
            <text:p>Des Poste Comptable Secondaires</text:p>
          </table:table-cell>
          <table:covered-table-cell table:number-columns-repeated="2"/>
          <table:table-cell table:number-columns-repeated="16377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number-columns-spanned="1" table:number-rows-spanned="2" table:style-name="ce11">
            <text:p>Désignation<text:s/></text:p>
            <text:p>Direction Régionale<text:s/></text:p>
            <text:p/>
          </table:table-cell>
          <table:table-cell office:value-type="string" table:number-columns-spanned="1" table:number-rows-spanned="2" table:style-name="ce11">
            <text:p>Désignation Poste Comptable Secondaire</text:p>
          </table:table-cell>
          <table:table-cell office:value-type="string" table:number-columns-spanned="1" table:number-rows-spanned="2" table:style-name="ce11">
            <text:p>Type Poste Comptable <text:s/>TC/TEPS</text:p>
          </table:table-cell>
          <table:table-cell office:value-type="string" table:number-columns-spanned="1" table:number-rows-spanned="2" table:style-name="ce11">
            <office:annotation draw:style-name="a0" svg:x="8.575in" svg:y="1.40833333333333in" svg:width="1.4in" svg:height="0.841666666666667in">
              <dc:creator>tresor</dc:creator>
              <text:p><text:span text:style-name="T2">tresor:</text:span><text:span text:style-name="T1"/></text:p>
              <text:p/>
            </office:annotation>
            <text:p>Disponibilité d’un Scanner au niveau du poste Comptable <text:s/>(oui/non)</text:p>
            <text:p/>
            <text:p/>
          </table:table-cell>
          <table:table-cell office:value-type="string" table:number-columns-spanned="1" table:number-rows-spanned="2" table:style-name="ce11">
            <text:p>Disponibilité d’une connexion internet <text:s text:c="2"/>(oui/non)</text:p>
          </table:table-cell>
          <table:table-cell office:value-type="string" table:number-columns-spanned="1" table:number-rows-spanned="2" table:style-name="ce12">
            <text:p>La plateforme Tansik est-elle accessible via les comptes gestionnaires et superviseurs transmis (oui/non)</text:p>
          </table:table-cell>
          <table:table-cell table:number-columns-repeated="16376" table:style-name="ce1"/>
        </table:table-row>
        <table:table-row table:style-name="ro4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2" table:formula="of:=[.B10]+1" table:style-name="ce8">
            <text:p>2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3" table:formula="of:=[.B11]+1" table:style-name="ce8">
            <text:p>3</text:p>
          </table:table-cell>
          <table:table-cell table:number-columns-repeated="3" table:style-name="ce9"/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4" table:formula="of:=[.B12]+1" table:style-name="ce8">
            <text:p>4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5" table:formula="of:=[.B13]+1" table:style-name="ce8">
            <text:p>5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6" table:formula="of:=[.B14]+1" table:style-name="ce8">
            <text:p>6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7" table:formula="of:=[.B15]+1" table:style-name="ce8">
            <text:p>7</text:p>
          </table:table-cell>
          <table:table-cell table:number-columns-repeated="6" table:style-name="ce9"/>
          <table:table-cell table:number-columns-repeated="16376" table:style-name="ce1"/>
        </table:table-row>
        <table:table-row table:style-name="ro1">
          <table:table-cell/>
          <table:table-cell office:value-type="float" office:value="8" table:formula="of:=[.B16]+1" table:style-name="ce8">
            <text:p>8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9" table:formula="of:=[.B17]+1" table:style-name="ce8">
            <text:p>9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0" table:formula="of:=[.B18]+1" table:style-name="ce8">
            <text:p>10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1" table:formula="of:=[.B19]+1" table:style-name="ce8">
            <text:p>11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2" table:formula="of:=[.B20]+1" table:style-name="ce8">
            <text:p>12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3" table:formula="of:=[.B21]+1" table:style-name="ce8">
            <text:p>13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4" table:formula="of:=[.B22]+1" table:style-name="ce8">
            <text:p>14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5" table:formula="of:=[.B23]+1" table:style-name="ce8">
            <text:p>15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6" table:formula="of:=[.B24]+1" table:style-name="ce8">
            <text:p>16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7" table:formula="of:=[.B25]+1" table:style-name="ce8">
            <text:p>17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8" table:formula="of:=[.B26]+1" table:style-name="ce8">
            <text:p>18</text:p>
          </table:table-cell>
          <table:table-cell table:number-columns-repeated="6" table:style-name="ce9"/>
          <table:table-cell table:number-columns-repeated="16376"/>
        </table:table-row>
        <table:table-row table:style-name="ro1">
          <table:table-cell/>
          <table:table-cell office:value-type="float" office:value="19" table:formula="of:=[.B27]+1" table:style-name="ce8">
            <text:p>19</text:p>
          </table:table-cell>
          <table:table-cell table:number-columns-repeated="6" table:style-name="ce9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tresor</meta:initial-creator>
    <dc:creator>tresor</dc:creator>
    <meta:creation-date>2024-04-29T12:38:02Z</meta:creation-date>
    <dc:date>2024-04-29T13:10:06Z</dc:date>
  </office:meta>
</office:document-meta>
</file>